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47b769" draw:textarea-horizontal-align="justify" draw:textarea-vertical-align="middle" draw:auto-grow-height="false" fo:min-height="1.982cm" fo:min-width="12.337cm"/>
    </style:style>
    <style:style style:name="gr2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713cm" fo:min-width="7.981cm"/>
    </style:style>
    <style:style style:name="gr3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621cm" fo:min-width="7.996cm"/>
    </style:style>
    <style:style style:name="gr4" style:family="graphic" style:parent-style-name="objectwithoutfill">
      <style:graphic-properties svg:stroke-width="0.051cm" svg:stroke-color="#000000" draw:marker-start-width="0.355cm" draw:marker-end="Arrow" draw:marker-end-width="0.152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3465a4" draw:fill="solid" draw:fill-color="#ccc095" draw:textarea-horizontal-align="justify" draw:textarea-vertical-align="middle" draw:auto-grow-height="false" fo:min-height="0.597cm" fo:min-width="3.721cm"/>
    </style:style>
    <style:style style:name="P1" style:family="paragraph">
      <style:paragraph-properties fo:text-align="center" style:writing-mode="lr-tb"/>
      <style:text-properties fo:color="#ffffff" fo:font-size="28pt" style:font-size-asian="28pt" style:font-size-complex="28pt"/>
    </style:style>
    <style:style style:name="P2" style:family="paragraph">
      <loext:graphic-properties draw:fill="solid" draw:fill-color="#47b769"/>
      <style:paragraph-properties fo:text-align="center" style:writing-mode="lr-tb"/>
      <style:text-properties fo:color="#ffffff" fo:font-size="28pt" style:font-size-asian="28pt" style:font-size-complex="28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a6dae4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fo:font-size="16pt" style:font-size-asian="16pt" style:font-size-complex="16pt"/>
    </style:style>
    <style:style style:name="P7" style:family="paragraph">
      <loext:graphic-properties draw:fill="solid" draw:fill-color="#ccc095"/>
      <style:paragraph-properties fo:text-align="center" style:writing-mode="lr-tb"/>
      <style:text-properties fo:font-size="16pt" style:font-size-asian="16pt" style:font-size-complex="16pt"/>
    </style:style>
    <style:style style:name="P8" style:family="paragraph"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="solid" draw:fill-color="#ccc095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color="#ffffff" fo:font-size="28pt" style:font-size-asian="28pt" style:font-size-complex="2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837cm" svg:height="2.232cm" svg:x="1.094cm" svg:y="1.11cm">
          <text:p text:style-name="P1"><text:span text:style-name="T1">M</text:span><text:span text:style-name="T1">I</text:span><text:span text:style-name="T1">R</text:span><text:span text:style-name="T1">I</text:span></text:p>
          <text:p text:style-name="P1"><text:span text:style-name="T1">C</text:span><text:span text:style-name="T1">A</text:span><text:span text:style-name="T1">L</text:span><text:span text:style-name="T1">W</text:span><text:span text:style-name="T1">E</text:span><text:span text:style-name="T1">B</text:span><text:span text:style-name="T1">B</text:span><text:span text:style-name="T1">_</text:span><text:span text:style-name="T1">D</text:span><text:span text:style-name="T1">E</text:span><text:span text:style-name="T1">T</text:span><text:span text:style-name="T1">E</text:span><text:span text:style-name="T1">C</text:span><text:span text:style-name="T1">T</text:span><text:span text:style-name="T1">O</text:span><text:span text:style-name="T1">R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8.585cm" svg:height="1.067cm" svg:x="3.22cm" svg:y="9.256cm">
          <text:p text:style-name="P3">First-Frame Correctio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4" draw:id="id4" draw:layer="layout" svg:width="8.585cm" svg:height="1.067cm" svg:x="3.22cm" svg:y="10.84cm">
          <text:p text:style-name="P3">Last-Frame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" draw:id="id2" draw:layer="layout" svg:width="8.59cm" svg:height="0.965cm" svg:x="3.217cm" svg:y="6.194cm">
          <text:p text:style-name="P3">Data Quality Initializ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" draw:id="id5" draw:layer="layout" svg:width="8.585cm" svg:height="1.067cm" svg:x="3.22cm" svg:y="12.441cm">
          <text:p text:style-name="P3">Linearity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7.513cm" svg:y1="5.493cm" svg:x2="7.512cm" svg:y2="6.194cm" draw:start-shape="id1" draw:start-glue-point="8" draw:end-shape="id2" draw:end-glue-point="0" svg:d="M7513 5493v350h-1v351" svg:viewBox="0 0 2 702">
          <text:p/>
        </draw:connector>
        <draw:connector draw:style-name="gr4" draw:text-style-name="P5" draw:layer="layout" svg:x1="7.512cm" svg:y1="10.323cm" svg:x2="7.512cm" svg:y2="10.84cm" draw:start-shape="id3" draw:start-glue-point="2" draw:end-shape="id4" draw:end-glue-point="0" svg:d="M7512 10323v517" svg:viewBox="0 0 1 518">
          <text:p/>
        </draw:connector>
        <draw:connector draw:style-name="gr4" draw:text-style-name="P5" draw:layer="layout" svg:x1="7.512cm" svg:y1="11.907cm" svg:x2="7.512cm" svg:y2="12.441cm" draw:start-shape="id4" draw:start-glue-point="2" draw:end-shape="id5" draw:end-glue-point="0" svg:d="M7512 11907v534" svg:viewBox="0 0 1 535">
          <text:p/>
        </draw:connector>
        <draw:custom-shape draw:style-name="gr5" draw:text-style-name="P7" xml:id="id1" draw:id="id1" draw:layer="layout" svg:width="5.969cm" svg:height="1.197cm" svg:x="4.528cm" svg:y="4.296cm">
          <text:p text:style-name="P6"><text:span text:style-name="T2">Ram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7" draw:id="id7" draw:layer="layout" svg:width="5.969cm" svg:height="1.197cm" svg:x="4.528cm" svg:y="22.223cm">
          <text:p text:style-name="P8"><text:span text:style-name="T3">Uncalibrated Slop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7.512cm" svg:y1="21.519cm" svg:x2="7.513cm" svg:y2="22.223cm" draw:start-shape="id6" draw:start-glue-point="2" draw:end-shape="id7" draw:end-glue-point="4" svg:d="M7512 21519v352h1v352" svg:viewBox="0 0 2 705">
          <text:p/>
        </draw:connector>
        <draw:custom-shape draw:style-name="gr3" draw:text-style-name="P4" xml:id="id12" draw:id="id12" draw:layer="layout" svg:width="8.59cm" svg:height="0.965cm" svg:x="3.217cm" svg:y="7.738cm">
          <text:p text:style-name="P3">Saturation Che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7.512cm" svg:y1="7.938cm" svg:x2="7.512cm" svg:y2="7.938cm" svg:d="M7512 7938z" svg:viewBox="0 0 1 1">
          <text:p/>
        </draw:connector>
        <draw:custom-shape draw:style-name="gr2" draw:text-style-name="P4" xml:id="id10" draw:id="id10" draw:layer="layout" svg:width="8.585cm" svg:height="1.067cm" svg:x="3.22cm" svg:y="14.062cm">
          <text:p text:style-name="P3">RSCD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8" draw:id="id8" draw:layer="layout" svg:width="8.585cm" svg:height="1.067cm" svg:x="3.22cm" svg:y="15.725cm">
          <text:p text:style-name="P3">Dark Sub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9" draw:id="id9" draw:layer="layout" svg:width="8.59cm" svg:height="0.965cm" svg:x="3.217cm" svg:y="17.36cm">
          <text:p text:style-name="P3">Reference Pixel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7.512cm" svg:y1="16.792cm" svg:x2="7.512cm" svg:y2="17.36cm" draw:start-shape="id8" draw:start-glue-point="2" draw:end-shape="id9" draw:end-glue-point="0" svg:d="M7512 16792v568" svg:viewBox="0 0 1 569">
          <text:p/>
        </draw:connector>
        <draw:custom-shape draw:style-name="gr3" draw:text-style-name="P4" xml:id="id11" draw:id="id11" draw:layer="layout" svg:width="8.59cm" svg:height="0.965cm" svg:x="3.217cm" svg:y="19.002cm">
          <text:p text:style-name="P3">Jump Det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layout" svg:width="8.59cm" svg:height="0.965cm" svg:x="3.217cm" svg:y="20.554cm">
          <text:p text:style-name="P3">Slope Fit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7.512cm" svg:y1="13.508cm" svg:x2="7.512cm" svg:y2="14.062cm" draw:start-shape="id5" draw:start-glue-point="2" draw:end-shape="id10" draw:end-glue-point="0" svg:d="M7512 13508v554" svg:viewBox="0 0 1 555">
          <text:p/>
        </draw:connector>
        <draw:connector draw:style-name="gr4" draw:text-style-name="P5" draw:layer="layout" svg:x1="7.512cm" svg:y1="18.325cm" svg:x2="7.512cm" svg:y2="19.002cm" draw:start-shape="id9" draw:end-shape="id11" draw:end-glue-point="0" svg:d="M7512 18325v677" svg:viewBox="0 0 1 678">
          <text:p/>
        </draw:connector>
        <draw:connector draw:style-name="gr4" draw:text-style-name="P5" draw:layer="layout" svg:x1="7.512cm" svg:y1="15.129cm" svg:x2="7.512cm" svg:y2="15.725cm" draw:start-shape="id10" draw:start-glue-point="2" draw:end-shape="id8" draw:end-glue-point="0" svg:d="M7512 15129v596" svg:viewBox="0 0 1 597">
          <text:p/>
        </draw:connector>
        <draw:connector draw:style-name="gr4" draw:text-style-name="P5" draw:layer="layout" svg:x1="7.512cm" svg:y1="19.967cm" svg:x2="7.512cm" svg:y2="20.554cm" draw:start-shape="id11" draw:start-glue-point="2" draw:end-shape="id6" draw:end-glue-point="0" svg:d="M7512 19967v587" svg:viewBox="0 0 1 588">
          <text:p/>
        </draw:connector>
        <draw:connector draw:style-name="gr4" draw:text-style-name="P5" draw:layer="layout" svg:x1="7.512cm" svg:y1="8.703cm" svg:x2="7.512cm" svg:y2="9.256cm" draw:start-shape="id12" draw:start-glue-point="2" draw:end-shape="id3" draw:end-glue-point="0" svg:d="M7512 8703v553" svg:viewBox="0 0 1 554">
          <text:p/>
        </draw:connector>
        <draw:connector draw:style-name="gr4" draw:text-style-name="P5" draw:layer="layout" svg:x1="7.512cm" svg:y1="7.159cm" svg:x2="7.512cm" svg:y2="7.738cm" draw:start-shape="id2" draw:start-glue-point="2" draw:end-shape="id12" draw:end-glue-point="0" svg:d="M7512 7159v579" svg:viewBox="0 0 1 5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986cm" fo:page-height="24.7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rl Gordon</meta:initial-creator>
    <meta:creation-date>2017-03-03T14:40:37.951197325</meta:creation-date>
    <dc:date>2022-08-18T15:54:08.656730504</dc:date>
    <meta:editing-duration>PT1H54M8S</meta:editing-duration>
    <meta:editing-cycles>33</meta:editing-cycles>
    <meta:generator>LibreOffice/5.3.6.1$Linux_X86_64 LibreOffice_project/30$Build-1</meta:generator>
    <dc:creator>Karl Gordon</dc:creator>
    <meta:document-statistic meta:object-count="25"/>
  </office:meta>
</office:document-meta>
</file>